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ac" officeooo:paragraph-rsid="001d9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3:40:56.018023183</meta:creation-date>
    <dc:date>2019-03-21T23:41:40.011250395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